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17A00000229C51DCE26.jpg"/>
  <manifest:file-entry manifest:media-type="image/jpeg" manifest:full-path="Pictures/10000000000002EE00000226A73A81CA.jpg"/>
  <manifest:file-entry manifest:media-type="image/jpeg" manifest:full-path="Pictures/10000000000003A7000002BDF4FCEA3E.jpg"/>
  <manifest:file-entry manifest:media-type="image/png" manifest:full-path="Pictures/1000000000000100000001006A6DD926.png"/>
  <manifest:file-entry manifest:media-type="image/png" manifest:full-path="Pictures/100002010000008000000080EB3AF0DA.png"/>
  <manifest:file-entry manifest:media-type="image/jpeg" manifest:full-path="Pictures/100000000000010A000000BDFEEBDB2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draw:marker-start-width="0.305cm" draw:marker-end-width="0.305cm" draw:fill="none" draw:fill-color="#0000ff" draw:opacity="20%" draw:textarea-horizontal-align="center" draw:textarea-vertical-align="middle" fo:padding-top="0.125cm" fo:padding-bottom="0.125cm" fo:padding-left="0.25cm" fo:padding-right="0.25cm" draw:shadow-opacity="20%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fill="none" draw:opacity="30%" draw:textarea-horizontal-align="center" draw:textarea-vertical-align="middle" draw:shadow-opacity="30%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Calibri" style:font-family-generic="swiss" style:font-pitch="variable" fo:font-size="15pt" style:font-size-asian="15pt" style:font-size-complex="15pt"/>
    </style:style>
    <style:style style:name="P3" style:family="paragraph">
      <style:text-properties fo:color="#0047ff" fo:font-size="15pt" style:font-size-asian="15pt" style:font-size-complex="15pt"/>
    </style:style>
    <style:style style:name="P4" style:family="paragraph">
      <style:text-properties fo:font-family="Calibri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color="#0047ff" fo:font-family="Calibri" style:font-family-generic="swiss" style:font-pitch="variable" fo:font-size="15pt" style:font-size-asian="15pt" style:font-size-complex="15pt"/>
    </style:style>
    <style:style style:name="T2" style:family="text">
      <style:text-properties fo:font-family="Calibri" style:font-family-generic="swiss" style:font-pitch="variable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66cm" svg:height="2.313cm" svg:x="12.704cm" svg:y="1.635cm">
          <draw:image xlink:href="Pictures/1000000000000100000001006A6DD926.png" xlink:type="simple" xlink:show="embed" xlink:actuate="onLoad">
            <text:p/>
          </draw:image>
        </draw:frame>
        <draw:frame draw:style-name="gr1" draw:text-style-name="P1" draw:layer="layout" svg:width="2.116cm" svg:height="2.126cm" svg:x="13.489cm" svg:y="7.764cm">
          <draw:image xlink:href="Pictures/100002010000008000000080EB3AF0DA.png" xlink:type="simple" xlink:show="embed" xlink:actuate="onLoad">
            <text:p/>
          </draw:image>
        </draw:frame>
        <draw:frame draw:style-name="gr1" draw:text-style-name="P1" draw:layer="layout" svg:width="1.482cm" svg:height="1.945cm" svg:x="21.108cm" svg:y="13.065cm">
          <draw:image xlink:href="Pictures/100000000000017A00000229C51DCE26.jpg" xlink:type="simple" xlink:show="embed" xlink:actuate="onLoad">
            <text:p/>
          </draw:image>
        </draw:frame>
        <draw:frame draw:style-name="gr1" draw:text-style-name="P1" draw:layer="layout" svg:width="3.737cm" svg:height="2.54cm" svg:x="8.79cm" svg:y="11.89cm">
          <draw:image xlink:href="Pictures/10000000000002EE00000226A73A81CA.jpg" xlink:type="simple" xlink:show="embed" xlink:actuate="onLoad">
            <text:p/>
          </draw:image>
        </draw:frame>
        <draw:frame draw:style-name="gr1" draw:text-style-name="P1" draw:layer="layout" svg:width="3.737cm" svg:height="2.54cm" svg:x="12.673cm" svg:y="11.89cm">
          <draw:image xlink:href="Pictures/10000000000002EE00000226A73A81CA.jpg" xlink:type="simple" xlink:show="embed" xlink:actuate="onLoad">
            <text:p/>
          </draw:image>
        </draw:frame>
        <draw:frame draw:style-name="gr1" draw:text-style-name="P1" draw:layer="layout" svg:width="2.592cm" svg:height="1.905cm" svg:x="5.428cm" svg:y="5.68cm">
          <draw:image xlink:href="Pictures/100000000000010A000000BDFEEBDB2B.jpg" xlink:type="simple" xlink:show="embed" xlink:actuate="onLoad">
            <text:p/>
          </draw:image>
        </draw:frame>
        <draw:frame draw:style-name="gr1" draw:text-style-name="P1" draw:layer="layout" svg:width="1.832cm" svg:height="1.178cm" svg:x="2.94cm" svg:y="5.68cm">
          <draw:image xlink:href="Pictures/10000000000003A7000002BDF4FCEA3E.jpg" xlink:type="simple" xlink:show="embed" xlink:actuate="onLoad">
            <text:p/>
          </draw:image>
        </draw:frame>
        <draw:frame draw:style-name="gr1" draw:text-style-name="P1" draw:layer="layout" svg:width="1.832cm" svg:height="1.178cm" svg:x="4.918cm" svg:y="4.41cm">
          <draw:image xlink:href="Pictures/10000000000003A7000002BDF4FCEA3E.jpg" xlink:type="simple" xlink:show="embed" xlink:actuate="onLoad">
            <text:p/>
          </draw:image>
        </draw:frame>
        <draw:frame draw:style-name="gr1" draw:text-style-name="P1" draw:layer="layout" svg:width="1.482cm" svg:height="1.945cm" svg:x="5.233cm" svg:y="16.24cm">
          <draw:image xlink:href="Pictures/100000000000017A00000229C51DCE26.jpg" xlink:type="simple" xlink:show="embed" xlink:actuate="onLoad">
            <text:p/>
          </draw:image>
        </draw:frame>
        <draw:frame draw:style-name="gr1" draw:text-style-name="P1" draw:layer="layout" svg:width="2.116cm" svg:height="2.126cm" svg:x="3.964cm" svg:y="11.16cm">
          <draw:image xlink:href="Pictures/100002010000008000000080EB3AF0DA.png" xlink:type="simple" xlink:show="embed" xlink:actuate="onLoad">
            <text:p/>
          </draw:image>
        </draw:frame>
        <draw:ellipse draw:style-name="gr2" draw:text-style-name="P1" draw:layer="layout" svg:width="10.795cm" svg:height="5.08cm" svg:x="7.555cm" svg:y="11.055cm">
          <text:p/>
        </draw:ellipse>
        <draw:frame draw:style-name="gr3" draw:layer="layout" svg:width="4.445cm" svg:height="0.962cm" svg:x="11.13cm" svg:y="14.665cm">
          <draw:text-box>
            <text:p>Site Central</text:p>
          </draw:text-box>
        </draw:frame>
        <draw:rect draw:style-name="gr4" draw:text-style-name="P1" draw:layer="layout" svg:width="7.62cm" svg:height="6.35cm" svg:x="2.27cm" svg:y="4.175cm">
          <text:p/>
        </draw:rect>
        <draw:frame draw:style-name="gr5" draw:layer="layout" svg:width="3.175cm" svg:height="1.52cm" svg:x="14.97cm" svg:y="2.02cm">
          <draw:text-box>
            <text:p>Satellite</text:p>
          </draw:text-box>
        </draw:frame>
        <draw:frame draw:style-name="gr6" draw:text-style-name="P2" draw:layer="layout" svg:width="5.675cm" svg:height="0.865cm" svg:x="4.175cm" svg:y="7.35cm">
          <draw:text-box>
            <text:p><text:span text:style-name="T1">Système embarqué</text:span></text:p>
          </draw:text-box>
        </draw:frame>
        <draw:frame draw:style-name="gr3" draw:text-style-name="P3" draw:layer="layout" svg:width="3.14cm" svg:height="0.885cm" svg:x="2.305cm" svg:y="4.16cm">
          <draw:text-box>
            <text:p><text:span text:style-name="T1">capteurs</text:span></text:p>
          </draw:text-box>
        </draw:frame>
        <draw:frame draw:style-name="gr3" draw:layer="layout" svg:width="4.145cm" svg:height="0.962cm" svg:x="3.24cm" svg:y="8.42cm">
          <draw:text-box>
            <text:p>Site surveillé</text:p>
          </draw:text-box>
        </draw:frame>
        <draw:frame draw:style-name="gr1" draw:text-style-name="P1" draw:layer="layout" svg:width="2.592cm" svg:height="1.905cm" svg:x="22.538cm" svg:y="7.35cm">
          <draw:image xlink:href="Pictures/100000000000010A000000BDFEEBDB2B.jpg" xlink:type="simple" xlink:show="embed" xlink:actuate="onLoad">
            <text:p/>
          </draw:image>
        </draw:frame>
        <draw:frame draw:style-name="gr1" draw:text-style-name="P1" draw:layer="layout" svg:width="1.832cm" svg:height="1.178cm" svg:x="20.05cm" svg:y="7.35cm">
          <draw:image xlink:href="Pictures/10000000000003A7000002BDF4FCEA3E.jpg" xlink:type="simple" xlink:show="embed" xlink:actuate="onLoad">
            <text:p/>
          </draw:image>
        </draw:frame>
        <draw:frame draw:style-name="gr1" draw:text-style-name="P1" draw:layer="layout" svg:width="1.832cm" svg:height="1.178cm" svg:x="22.028cm" svg:y="6.08cm">
          <draw:image xlink:href="Pictures/10000000000003A7000002BDF4FCEA3E.jpg" xlink:type="simple" xlink:show="embed" xlink:actuate="onLoad">
            <text:p/>
          </draw:image>
        </draw:frame>
        <draw:rect draw:style-name="gr4" draw:text-style-name="P1" draw:layer="layout" svg:width="8.89cm" svg:height="6.985cm" svg:x="18.78cm" svg:y="4.81cm">
          <text:p/>
        </draw:rect>
        <draw:frame draw:style-name="gr6" draw:text-style-name="P2" draw:layer="layout" svg:width="5.675cm" svg:height="0.865cm" svg:x="21.766cm" svg:y="8.991cm">
          <draw:text-box>
            <text:p><text:span text:style-name="T1">Système embarqué</text:span></text:p>
          </draw:text-box>
        </draw:frame>
        <draw:frame draw:style-name="gr3" draw:text-style-name="P3" draw:layer="layout" svg:width="3.175cm" svg:height="0.885cm" svg:x="18.78cm" svg:y="5.83cm">
          <draw:text-box>
            <text:p><text:span text:style-name="T1">capteurs</text:span></text:p>
          </draw:text-box>
        </draw:frame>
        <draw:frame draw:style-name="gr3" draw:layer="layout" svg:width="4.145cm" svg:height="0.962cm" svg:x="20.45cm" svg:y="10.09cm">
          <draw:text-box>
            <text:p>Site surveillé</text:p>
          </draw:text-box>
        </draw:frame>
        <draw:line draw:style-name="gr7" draw:text-style-name="P1" draw:layer="layout" svg:x1="9.255cm" svg:y1="4.175cm" svg:x2="13.065cm" svg:y2="2.905cm">
          <text:p/>
        </draw:line>
        <draw:line draw:style-name="gr7" draw:text-style-name="P1" draw:layer="layout" svg:x1="14.97cm" svg:y1="3.54cm" svg:x2="18.78cm" svg:y2="5.445cm">
          <text:p/>
        </draw:line>
        <draw:line draw:style-name="gr7" draw:text-style-name="P1" draw:layer="layout" svg:x1="6.715cm" svg:y1="16.24cm" svg:x2="7.985cm" svg:y2="14.97cm">
          <text:p/>
        </draw:line>
        <draw:line draw:style-name="gr7" draw:text-style-name="P1" draw:layer="layout" svg:x1="18.48cm" svg:y1="13.7cm" svg:x2="21.02cm" svg:y2="13.7cm">
          <text:p/>
        </draw:line>
        <draw:line draw:style-name="gr7" draw:text-style-name="P1" draw:layer="layout" svg:x1="14.97cm" svg:y1="9.69cm" svg:x2="14.335cm" svg:y2="10.96cm">
          <text:p/>
        </draw:line>
        <draw:line draw:style-name="gr7" draw:text-style-name="P1" draw:layer="layout" svg:x1="6.18cm" svg:y1="12.33cm" svg:x2="8.085cm" svg:y2="12.33cm">
          <text:p/>
        </draw:line>
        <draw:frame draw:style-name="gr3" draw:text-style-name="P4" draw:layer="layout" svg:width="2.24cm" svg:height="0.885cm" svg:x="6.38cm" svg:y="11.46cm">
          <draw:text-box>
            <text:p><text:span text:style-name="T2">GPRS</text:span></text:p>
          </draw:text-box>
        </draw:frame>
        <draw:frame draw:style-name="gr3" draw:text-style-name="P4" draw:layer="layout" svg:width="2.305cm" svg:height="0.885cm" svg:x="5.445cm" svg:y="14.906cm">
          <draw:text-box>
            <text:p><text:span text:style-name="T2">GPRS</text:span></text:p>
          </draw:text-box>
        </draw:frame>
        <draw:frame draw:style-name="gr3" draw:text-style-name="P4" draw:layer="layout" svg:width="2.34cm" svg:height="0.885cm" svg:x="14.535cm" svg:y="10.275cm">
          <draw:text-box>
            <text:p><text:span text:style-name="T2">GPRS</text:span></text:p>
          </draw:text-box>
        </draw:frame>
        <draw:frame draw:style-name="gr3" draw:text-style-name="P4" draw:layer="layout" svg:width="2.34cm" svg:height="0.885cm" svg:x="18.98cm" svg:y="12.965cm">
          <draw:text-box>
            <text:p><text:span text:style-name="T2">GPRS</text:span></text:p>
          </draw:text-box>
        </draw:frame>
        <draw:frame draw:style-name="gr3" draw:text-style-name="P4" draw:layer="layout" svg:width="3.61cm" svg:height="1.479cm" svg:x="6.915cm" svg:y="17.51cm">
          <draw:text-box>
            <text:p><text:span text:style-name="T2">Poste mobile</text:span></text:p>
          </draw:text-box>
        </draw:frame>
        <draw:frame draw:style-name="gr3" draw:text-style-name="P4" draw:layer="layout" svg:width="3.61cm" svg:height="1.479cm" svg:x="22.59cm" svg:y="13.7cm">
          <draw:text-box>
            <text:p><text:span text:style-name="T2">Poste mobile</text:span></text:p>
          </draw:text-box>
        </draw:frame>
        <draw:frame draw:style-name="gr3" draw:text-style-name="P4" draw:layer="layout" svg:width="3.61cm" svg:height="0.885cm" svg:x="2.905cm" svg:y="13.065cm">
          <draw:text-box>
            <text:p><text:span text:style-name="T2">Logistique</text:span></text:p>
          </draw:text-box>
        </draw:frame>
        <draw:frame draw:style-name="gr3" draw:text-style-name="P4" draw:layer="layout" svg:width="3.61cm" svg:height="0.885cm" svg:x="14.335cm" svg:y="7.086cm">
          <draw:text-box>
            <text:p><text:span text:style-name="T2">Logistique</text:span></text:p>
          </draw:text-box>
        </draw:frame>
        <draw:custom-shape draw:style-name="gr8" draw:text-style-name="P1" draw:layer="layout" svg:width="11.43cm" svg:height="4.35cm" svg:x="14.97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37cm" svg:height="2.54cm" svg:x="18.853cm" svg:y="16.875cm">
          <draw:image xlink:href="Pictures/10000000000002EE00000226A73A81CA.jpg" xlink:type="simple" xlink:show="embed" xlink:actuate="onLoad">
            <text:p/>
          </draw:image>
        </draw:frame>
        <draw:frame draw:style-name="gr9" draw:layer="layout" svg:width="2.648cm" svg:height="0.962cm" svg:x="16.24cm" svg:y="18.145cm">
          <draw:text-box>
            <text:p>Agence</text:p>
          </draw:text-box>
        </draw:frame>
        <draw:line draw:style-name="gr7" draw:text-style-name="P1" draw:layer="layout" svg:x1="13.7cm" svg:y1="4.175cm" svg:x2="12.43cm" svg:y2="11.16cm">
          <text:p/>
        </draw:line>
        <draw:line draw:style-name="gr7" draw:text-style-name="P1" draw:layer="layout" svg:x1="16.24cm" svg:y1="15.605cm" svg:x2="16.875cm" svg:y2="16.875cm">
          <text:p/>
        </draw:line>
        <draw:frame draw:style-name="gr10" draw:layer="layout" svg:width="2.653cm" svg:height="0.962cm" svg:x="16.762cm" svg:y="15.605cm">
          <draw:text-box>
            <text:p>Intern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 </meta:initial-creator>
    <meta:creation-date>2011-01-14T10:12:31.87</meta:creation-date>
    <dc:date>2011-01-18T09:07:12</dc:date>
    <dc:creator>Billy </dc:creator>
    <meta:editing-duration>PT00H20M09S</meta:editing-duration>
    <meta:editing-cycles>3</meta:editing-cycles>
    <meta:generator>OpenOffice.org/3.2$Unix OpenOffice.org_project/320m19$Build-9505</meta:generator>
    <meta:document-statistic meta:object-count="44"/>
  </office:meta>
</office:document-meta>
</file>